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7.0626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052in" style:type="center"/>
          <style:tab-stop style:position="0.5626in" style:type="center"/>
          <style:tab-stop style:position="1.0311in" style:type="center"/>
          <style:tab-stop style:position="1.1146in" style:type="center"/>
        </style:tab-stops>
      </style:paragraph-properties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3.1866in" style:auto-text-indent="false" style:page-number="auto" fo:background-color="transparent"/>
    </style:style>
    <style:style style:name="P4" style:family="paragraph">
      <loext:graphic-properties draw:fill-color="#f4fbfe"/>
    </style:style>
    <style:style style:name="P5" style:family="paragraph">
      <loext:graphic-properties draw:fill-color="#a5d0e3"/>
    </style:style>
    <style:style style:name="P6" style:family="paragraph">
      <loext:graphic-properties draw:fill-color="#31728f"/>
    </style:style>
    <style:style style:name="P7" style:family="paragraph">
      <style:paragraph-properties fo:text-align="center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center"/>
      <style:text-properties fo:color="#f4fbfe"/>
    </style:style>
    <style:style style:name="P10" style:family="paragraph">
      <loext:graphic-properties draw:fill-color="#f4fbfe"/>
      <style:paragraph-properties fo:text-align="center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31728f" style:font-name="DejaVu Sans" fo:hyphenate="false"/>
    </style:style>
    <style:style style:name="P12" style:family="paragraph">
      <style:paragraph-properties fo:margin-left="0.2in" fo:margin-right="0in" style:line-height-at-least="0.2201in" fo:text-indent="0in"/>
    </style:style>
    <style:style style:name="P13" style:family="paragraph">
      <style:paragraph-properties fo:margin-left="0.2in" fo:margin-right="0in" style:line-height-at-least="0.2201in" fo:text-indent="0.2in"/>
    </style:style>
    <style:style style:name="P14" style:family="paragraph">
      <style:paragraph-properties fo:margin-left="0.2in" fo:margin-right="0in" style:line-height-at-least="0.2598in" fo:text-indent="0in"/>
    </style:style>
    <style:style style:name="P15" style:family="paragraph">
      <style:paragraph-properties fo:margin-left="0.2in" fo:margin-right="0in" fo:text-indent="0in"/>
    </style:style>
    <style:style style:name="P16" style:family="paragraph">
      <style:paragraph-properties fo:margin-left="0.3in" fo:margin-right="0in" style:line-height-at-least="0.2201in" fo:text-indent="0in"/>
    </style:style>
    <style:style style:name="P17" style:family="paragraph">
      <loext:graphic-properties draw:fill="none" draw:fill-color="#ffffff"/>
      <style:text-properties style:font-name="DejaVu Sans"/>
    </style:style>
    <style:style style:name="P18" style:family="paragraph">
      <style:paragraph-properties fo:margin-left="0.3in" fo:margin-right="0in" fo:margin-top="0in" fo:margin-bottom="0.1in" style:line-height-at-least="0.2201in" fo:text-indent="0in"/>
    </style:style>
    <style:style style:name="P19" style:family="paragraph">
      <style:paragraph-properties fo:margin-left="0.3in" fo:margin-right="0in" fo:margin-top="0in" fo:margin-bottom="0.1in" fo:text-indent="0in"/>
    </style:style>
    <style:style style:name="P20" style:family="paragraph">
      <style:paragraph-properties fo:margin-left="0.3in" fo:margin-right="0in" fo:margin-top="0in" fo:margin-bottom="0.1402in" style:line-height-at-least="0.2201in" fo:text-indent="0in"/>
    </style:style>
    <style:style style:name="P21" style:family="paragraph">
      <loext:graphic-properties draw:fill="none" draw:fill-color="#ffffff"/>
    </style:style>
    <style:style style:name="T1" style:family="text">
      <style:text-properties fo:color="#f4fbfe"/>
    </style:style>
    <style:style style:name="T2" style:family="text">
      <style:text-properties fo:color="#f4fbfe" style:font-name="DejaVu Sans Light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4fbfe" style:font-name="DejaVu Sans Light" fo:font-size="16pt" style:font-size-asian="16pt" style:font-size-complex="16pt"/>
    </style:style>
    <style:style style:name="T4" style:family="text">
      <style:text-properties fo:color="#31728f" style:font-name="DejaVu Sans"/>
    </style:style>
    <style:style style:name="T5" style:family="text">
      <style:text-properties fo:color="#31728f" style:text-line-through-style="solid" style:text-line-through-type="single" style:font-name="DejaVu Sans"/>
    </style:style>
    <style:style style:name="T6" style:family="text">
      <style:text-properties fo:color="#31728f" style:font-name="DejaVu Sans" fo:font-size="12pt" style:font-size-asian="12pt" style:font-size-complex="12pt"/>
    </style:style>
    <style:style style:name="T7" style:family="text">
      <style:text-properties fo:color="#31728f" style:font-name="DejaVu Sans" fo:font-size="18pt" style:font-size-asian="18pt" style:font-size-complex="18pt"/>
    </style:style>
    <style:style style:name="T8" style:family="text">
      <style:text-properties fo:color="#31728f" style:font-name="DejaVu Sans" fo:font-size="6pt" style:font-size-asian="6pt" style:font-size-complex="6pt"/>
    </style:style>
    <style:style style:name="T9" style:family="text">
      <style:text-properties fo:color="#3a464c" style:font-name="DejaVu Sans"/>
    </style:style>
    <style:style style:name="T10" style:family="text">
      <style:text-properties fo:color="#3a464c" style:font-name="DejaVu Sans" fo:font-size="12pt" style:font-size-asian="12pt" style:font-size-complex="12pt"/>
    </style:style>
    <style:style style:name="T11" style:family="text">
      <style:text-properties fo:color="#3a464c" style:font-name="DejaVu Sans" fo:font-size="8pt" style:font-size-asian="8pt" style:font-size-complex="8pt"/>
    </style:style>
    <style:style style:name="T12" style:family="text">
      <style:text-properties fo:color="#3a464c" style:font-name="DejaVu Sans" fo:font-size="13pt" style:font-size-asian="13pt" style:font-size-complex="13pt"/>
    </style:style>
    <style:style style:name="T13" style:family="text">
      <style:text-properties fo:color="#3a464c" style:font-name="DejaVu Sans" fo:font-size="7pt" style:font-size-asian="7pt" style:font-size-complex="7pt"/>
    </style:style>
    <style:style style:name="T14" style:family="text">
      <style:text-properties fo:color="#3a464c" style:font-name="DejaVu Sans" fo:font-size="10pt" style:font-size-asian="10pt" style:font-size-complex="10pt"/>
    </style:style>
    <style:style style:name="T15" style:family="text">
      <style:text-properties fo:color="#31728f" style:font-name="DejaVu Sans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31728f" style:font-name="DejaVu Sans"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142f3b" style:font-name="DejaVu Sans" fo:font-size="6pt" style:font-size-asian="6pt" style:font-size-complex="6pt"/>
    </style:style>
    <style:style style:name="T18" style:family="text">
      <style:text-properties style:font-name="DejaVu Sans"/>
    </style:style>
    <style:style style:name="T19" style:family="text">
      <style:text-properties fo:color="#113546" style:font-name="DejaVu Sans"/>
    </style:style>
    <style:style style:name="T20" style:family="text">
      <style:text-properties fo:color="#31728f" style:font-name="DejaVu Sans" fo:font-size="20pt" style:font-size-asian="20pt" style:font-size-complex="20pt"/>
    </style:style>
    <style:style style:name="T21" style:family="text">
      <style:text-properties fo:color="#006699" style:font-name="DejaVu Sans" style:text-underline-style="solid" style:text-underline-width="auto" style:text-underline-color="font-color"/>
    </style:style>
    <style:style style:name="T22" style:family="text">
      <style:text-properties fo:color="#31728f" style:font-name="DejaVu Sans" fo:font-size="16pt" fo:font-style="italic" style:text-underline-style="none" style:font-size-asian="16pt" style:font-style-asian="italic" style:font-size-complex="16pt" style:font-style-complex="italic"/>
    </style:style>
    <style:style style:name="T23" style:family="text">
      <style:text-properties fo:color="#006699" style:font-name="DejaVu Sans" fo:font-size="11pt" style:text-underline-style="solid" style:text-underline-width="auto" style:text-underline-color="font-color" style:font-size-asian="11pt" style:font-size-complex="11pt"/>
    </style:style>
    <style:style style:name="gr1" style:family="graphic">
      <style:graphic-properties svg:stroke-color="#f4fbfe" draw:fill-color="#f4fbfe" draw:textarea-horizontal-align="justify" draw:textarea-vertical-align="middle" draw:auto-grow-height="false" fo:min-height="10.9992in" fo:min-width="8.499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cfe7f5" draw:fill-color="#a5d0e3" draw:textarea-horizontal-align="justify" draw:textarea-vertical-align="middle" draw:auto-grow-height="false" fo:min-height="2.5563in" fo:min-width="8.499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729fcf" draw:fill-color="#31728f" draw:textarea-horizontal-align="justify" draw:textarea-vertical-align="middle" draw:auto-grow-height="false" fo:min-height="1.4827in" fo:min-width="8.4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a5d0e3" draw:fill-color="#a5d0e3" draw:textarea-horizontal-align="justify" draw:textarea-vertical-align="middle" draw:auto-grow-height="false" fo:min-height="0.5193in" fo:min-width="8.4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color="#f4fbfe" draw:fill-color="#f4fbf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5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7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8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4" draw:style-name="gr1" draw:text-style-name="P4" svg:width="8.4996in" svg:height="10.9996in" svg:x="-0.4429in" svg:y="0in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Shape2" draw:style-name="gr2" draw:text-style-name="P5" svg:width="8.4996in" svg:height="2.5567in" svg:x="-0.1409in" svg:y="0in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2"><draw:custom-shape text:anchor-type="paragraph" draw:z-index="2" draw:name="Shape1" draw:style-name="gr3" draw:text-style-name="P6" svg:width="8.4996in" svg:height="1.4831in" svg:x="-4.811in" svg:y="0.1508in"><text:p/><draw:enhanced-geometry svg:viewBox="0 0 21600 21600" draw:type="rectangle" draw:enhanced-path="M 0 0 L 21600 0 21600 21600 0 21600 0 0 Z N"/></draw:custom-shape></text:p>
      <text:p text:style-name="Standard"><draw:line text:anchor-type="paragraph" draw:z-index="5" draw:name="Shape6" draw:style-name="gr6" draw:text-style-name="P10" svg:x1="0.1563in" svg:y1="0.1437in" svg:x2="8.3437in" svg:y2="0.1437in"><text:p/></draw:line></text:p>
      <text:p text:style-name="Standard"/>
      <text:p text:style-name="Standard"/>
      <text:p text:style-name="Standard"/>
      <text:p text:style-name="Standard"/>
      <text:p text:style-name="P3"/>
      <text:p text:style-name="Standard"><draw:line text:anchor-type="paragraph" draw:z-index="6" draw:name="Shape6" draw:style-name="gr6" draw:text-style-name="P10" svg:x1="0.1772in" svg:y1="0.1319in" svg:x2="8.3646in" svg:y2="0.1319in"><text:p/></draw:line></text:p>
      <text:p text:style-name="Standard"><draw:frame text:anchor-type="paragraph" draw:z-index="7" draw:name="Shape7" draw:style-name="gr7" draw:text-style-name="P11" svg:width="8.4988in" svg:height="0.535in" svg:x="0.0008in" svg:y="0.1in"><draw:text-box><text:p text:style-name="P8"><text:span text:style-name="T4">(727) 459-1396 </text:span><text:span text:style-name="T5"><text:s text:c="2"/></text:span><text:span text:style-name="T4"><text:s/>ianbeard0159@gmail.com</text:span></text:p></draw:text-box></draw:frame></text:p>
      <text:p text:style-name="Standard"><draw:custom-shape text:anchor-type="paragraph" draw:z-index="4" draw:name="Shape5" draw:style-name="gr5" draw:text-style-name="P5" svg:width="8.4988in" svg:height="0.5197in" svg:x="-0.8346in" svg:y="8.3665in"><text:p/><draw:enhanced-geometry svg:viewBox="0 0 21600 21600" draw:type="rectangle" draw:enhanced-path="M 0 0 L 21600 0 21600 21600 0 21600 0 0 Z N"/></draw:custom-shape><draw:frame text:anchor-type="paragraph" draw:z-index="9" draw:name="Shape9" draw:style-name="gr9" draw:text-style-name="P21" svg:width="4.5469in" svg:height="8.0024in" svg:x="3.448in" svg:y="0.4429in"><draw:text-box><text:p><text:span text:style-name="T6"/></text:p><text:p><text:span text:style-name="T7">WORK EXPERIENCE</text:span></text:p><text:p><text:span text:style-name="T8"/></text:p><text:p text:style-name="P15"><text:span text:style-name="T15">Student Lab Technician </text:span></text:p><text:p text:style-name="P15"><text:span text:style-name="T16">(2016 - 2017)</text:span></text:p><text:p><text:span text:style-name="T17"/></text:p><text:p text:style-name="P18"><text:span text:style-name="T9">Produced and edited videos for Florida Polytechnic University, using Adobe Premiere, After Effects, and Photoshop. </text:span></text:p><text:p text:style-name="P19"><text:span text:style-name="T9">Also responsible for organizing and managing lab projects along with the lab supervisor.</text:span></text:p><text:p text:style-name="P15"><text:span text:style-name="T15">Web Development Intern </text:span></text:p><text:p text:style-name="P15"><text:span text:style-name="T16">(2017)</text:span></text:p><text:p><text:span text:style-name="T17"/></text:p><text:p text:style-name="P20"><text:span text:style-name="T9">Completed a three month internship with Foundation Mercury during the summer of 2017. </text:span></text:p><text:p text:style-name="P20"><text:span text:style-name="T9">Worked on front end projects with HTML, JavaScript, and CSS. Also used Python and Flask to develop back end applications and used Selenium to automate collecting data from public records.</text:span></text:p><text:p><text:span text:style-name="T7">PERSONAL EXPERIENCE</text:span></text:p><text:p><text:span text:style-name="T8"/></text:p><text:p text:style-name="P15"><text:span text:style-name="T15">Color Picker Application</text:span></text:p><text:p text:style-name="P16"><text:span text:style-name="T9">Developed an application to use for picking out color schemes, it’s deployed on AWS uses node.js as it’s back end language.</text:span></text:p><text:p text:style-name="P16"><text:span text:style-name="T21"><text:a xlink:href="http://default-environment.6pmpsbppdx.us-east-1.elasticbeanstalk.com/" xlink:type="simple">Link to Application</text:a></text:span></text:p><text:p text:style-name="P12"><text:span text:style-name="T22"/></text:p><text:p text:style-name="P12"><text:span text:style-name="T22">Dargarth Seattle Website</text:span></text:p><text:p text:style-name="P16"><text:span text:style-name="T9">Currently working on a Squarespace site for a local club called Dargarth Seattle.</text:span><text:span text:style-name="T9"> </text:span></text:p><text:p text:style-name="P16"><text:span text:style-name="T23"><text:a xlink:href="https://www.dargarth.org/" xlink:type="simple">Link to Website</text:a></text:span></text:p></draw:text-box></draw:frame><draw:frame text:anchor-type="paragraph" draw:z-index="8" draw:name="Shape8" draw:style-name="gr8" draw:text-style-name="P17" svg:width="3.0524in" svg:height="7.7614in" svg:x="0.3484in" svg:y="0.4429in"><draw:text-box><text:p><text:span text:style-name="T6"/></text:p><text:p><text:span text:style-name="T7">ABOUT ME</text:span></text:p><text:p><text:span text:style-name="T8"/></text:p><text:p text:style-name="P12"><text:span text:style-name="T9">I am a young, aspiring programmer looking for my first full time web development job.</text:span></text:p><text:p text:style-name="P13"><text:span text:style-name="T9"/></text:p><text:p><text:span text:style-name="T7">APPLICABLE SKILLS</text:span></text:p><text:p text:style-name="P14"><text:span text:style-name="T10">- HTML <text:s text:c="2"/></text:span><text:span text:style-name="T11"><text:s text:c="2"/></text:span><text:span text:style-name="T10">***** </text:span><text:span text:style-name="T12"><text:s/></text:span><text:span text:style-name="T11"><text:s/></text:span><text:span text:style-name="T13"><text:s text:c="2"/></text:span><text:span text:style-name="T10">- JavaScript <text:s/>**** </text:span></text:p><text:p text:style-name="P14"><text:span text:style-name="T10">- Node.js *** <text:s text:c="5"/></text:span><text:span text:style-name="T11"><text:s text:c="2"/></text:span><text:span text:style-name="T10">- Express.js <text:s/>*** </text:span></text:p><text:p text:style-name="P14"><text:span text:style-name="T10">- CSS <text:s text:c="6"/>***** <text:s text:c="2"/></text:span><text:span text:style-name="T14"><text:s/></text:span><text:span text:style-name="T10">- Python <text:s text:c="6"/>**</text:span></text:p><text:p text:style-name="P14"><text:span text:style-name="T10">- Flask <text:s text:c="4"/>** <text:s text:c="8"/>- SQL <text:s text:c="10"/>***</text:span></text:p><text:p text:style-name="P14"><text:span text:style-name="T10">- PHP <text:s text:c="6"/>** <text:s text:c="7"/></text:span><text:span text:style-name="T11"><text:s/></text:span><text:span text:style-name="T10">- AWS <text:s text:c="8"/></text:span><text:span text:style-name="T11"><text:s text:c="2"/></text:span><text:span text:style-name="T10">***</text:span></text:p><text:p><text:span text:style-name="T6"/></text:p><text:p><text:span text:style-name="T7">EDUCATION</text:span></text:p><text:p><text:span text:style-name="T8"/></text:p><text:p text:style-name="P15"><text:span text:style-name="T15">Palm Harbor University High School </text:span></text:p><text:p text:style-name="P15"><text:span text:style-name="T16">(2010 - 2014)</text:span></text:p><text:p text:style-name="P15"><text:span text:style-name="T17"/></text:p><text:p text:style-name="P16"><text:span text:style-name="T9">Passed several AP classes and took a number of engineering based electives.</text:span></text:p><text:p><text:span text:style-name="T18"/></text:p><text:p text:style-name="P15"><text:span text:style-name="T15">Florida Polytechnic University </text:span></text:p><text:p text:style-name="P15"><text:span text:style-name="T16">(2014 - 2017)</text:span></text:p><text:p text:style-name="P15"><text:span text:style-name="T17"/></text:p><text:p text:style-name="P16"><text:span text:style-name="T9">Earned 99 credits towards a bachelors degree in computer engineering, with a concentration in machine intelligence.</text:span></text:p><text:p><text:span text:style-name="T19"/></text:p><text:p><text:span text:style-name="T20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7.0626in" style:type="right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4" style:family="paragraph">
      <loext:graphic-properties draw:fill="none" draw:fill-color="#ffffff"/>
      <style:paragraph-properties fo:text-align="center"/>
      <style:text-properties fo:color="#f4fbfe"/>
    </style:style>
    <style:style style:name="MT1" style:family="text">
      <style:text-properties fo:color="#f4fbfe"/>
    </style:style>
    <style:style style:name="MT2" style:family="text">
      <style:text-properties fo:color="#f4fbfe" style:font-name="DejaVu Sans Light" fo:font-size="28pt" fo:font-weight="bold" style:font-size-asian="28pt" style:font-weight-asian="bold" style:font-size-complex="28pt" style:font-weight-complex="bold"/>
    </style:style>
    <style:style style:name="MT3" style:family="text">
      <style:text-properties fo:color="#f4fbfe" style:font-name="DejaVu Sans Light" fo:font-size="16pt" style:font-size-asian="16pt" style:font-size-complex="16pt"/>
    </style:style>
    <style:style style:name="Mgr1" style:family="graphic">
      <style:graphic-properties draw:stroke="none" svg:stroke-color="#000000" draw:fill="none" draw:fill-color="#ffffff" draw:textarea-vertical-align="middle" fo:min-height="1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fo:border="none" fo:padding="0in" style:shadow="none" fo:background-color="transparent" style:writing-mode="lr-tb" draw:fill="none" draw:fill-color="#f4fbf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3" draw:name="Shape3" draw:style-name="Mgr1" draw:text-style-name="MP4" svg:width="8.4996in" svg:height="1.3894in" svg:x="-0.7874in" svg:y="0.539in"><draw:text-box><text:p text:style-name="MP2"><text:span text:style-name="MT1"/></text:p><text:p text:style-name="MP2"><text:span text:style-name="MT2">IAN BEARD</text:span></text:p><text:p text:style-name="MP3"><text:span text:style-name="MT3">FULL STACK WEB DEVELOPER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5:13:33.605197868</meta:creation-date>
    <dc:date>2018-07-09T17:53:30.927257125</dc:date>
    <meta:editing-duration>P39DT23H24M2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